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Ubuntu Light"/>
    </style:style>
    <style:style style:name="P2" style:family="paragraph" style:parent-style-name="Text_20_body">
      <style:paragraph-properties fo:text-align="start" style:justify-single-word="false"/>
      <style:text-properties style:font-name="Ubuntu Light" style:text-underline-style="solid" style:text-underline-width="auto" style:text-underline-color="font-color" officeooo:rsid="00053670" officeooo:paragraph-rsid="00053670"/>
    </style:style>
    <style:style style:name="P3" style:family="paragraph" style:parent-style-name="Text_20_body" style:list-style-name="L1">
      <style:paragraph-properties fo:text-align="start" style:justify-single-word="false"/>
      <style:text-properties style:font-name="Ubuntu Light" style:text-underline-style="none" officeooo:rsid="00053670" officeooo:paragraph-rsid="00053670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Ubuntu Light" style:text-underline-style="none" officeooo:rsid="000717cb" officeooo:paragraph-rsid="000717cb"/>
    </style:style>
    <style:style style:name="P5" style:family="paragraph" style:parent-style-name="Text_20_body">
      <style:paragraph-properties fo:text-align="start" style:justify-single-word="false"/>
      <style:text-properties style:font-name="Ubuntu Light" style:text-underline-style="none" officeooo:rsid="000717cb" officeooo:paragraph-rsid="000717cb"/>
    </style:style>
    <style:style style:name="P6" style:family="paragraph" style:parent-style-name="Text_20_body">
      <style:paragraph-properties fo:text-align="start" style:justify-single-word="false"/>
      <style:text-properties style:font-name="Ubuntu Light" style:text-underline-style="solid" style:text-underline-width="auto" style:text-underline-color="font-color" officeooo:rsid="00053670" officeooo:paragraph-rsid="00053670"/>
    </style:style>
    <style:style style:name="P7" style:family="paragraph" style:parent-style-name="Text_20_body">
      <style:paragraph-properties fo:text-align="start" style:justify-single-word="false"/>
      <style:text-properties style:font-name="Ubuntu Light" style:text-underline-style="solid" style:text-underline-width="auto" style:text-underline-color="font-color" officeooo:rsid="0007efc0" officeooo:paragraph-rsid="0007efc0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18. Scrapy</text:p>
      <text:p text:style-name="P2">Documentación:<text:span text:style-name="T1"> </text:span><text:a xlink:type="simple" xlink:href="https://docs.scrapy.org/en/latest/" text:style-name="Internet_20_link" text:visited-style-name="Visited_20_Internet_20_Link">https://docs.scrapy.org/en/latest/</text:a></text:p>
      <text:p text:style-name="P7">Página oficial:<text:span text:style-name="T1"> </text:span><text:a xlink:type="simple" xlink:href="https://scrapy.org/" text:style-name="Internet_20_link" text:visited-style-name="Visited_20_Internet_20_Link">https://scrapy.org/</text:a></text:p>
      <text:p text:style-name="P2">Highlights:</text:p>
      <text:list xml:id="list3634178401" text:style-name="L1">
        <text:list-item>
          <text:p text:style-name="P3">Es un marco de trabajo (framework) para extraer datos estructurados de la web.</text:p>
          <text:list>
            <text:list-item>
              <text:p text:style-name="P3">Fuentes HTML o XML</text:p>
            </text:list-item>
            <text:list-item>
              <text:p text:style-name="P3">Xpath, selectores CSS, regex</text:p>
            </text:list-item>
            <text:list-item>
              <text:p text:style-name="P3">Manejo de cookies</text:p>
            </text:list-item>
          </text:list>
        </text:list-item>
        <text:list-item>
          <text:p text:style-name="P3">Permite el uso de APIs</text:p>
        </text:list-item>
        <text:list-item>
          <text:p text:style-name="P3">Fácil integración con proyectos en Python</text:p>
        </text:list-item>
        <text:list-item>
          <text:p text:style-name="P3">Las requests se agendan y procesan asincrónicamente</text:p>
        </text:list-item>
        <text:list-item>
          <text:p text:style-name="P3">Permite configurar demoras, limitar requests por dominio o por IP, profundiad de crawling, verbosidad, etc.</text:p>
        </text:list-item>
        <text:list-item>
          <text:p text:style-name="P4">Detecta URLs duplicadas (ya scrapeadas) para no hacer requests innecesarias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4:39:47.758907649</meta:creation-date>
    <dc:date>2019-10-03T10:10:21.731991884</dc:date>
    <meta:editing-duration>PT2H21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85" meta:character-count="566" meta:non-whitespace-character-count="503"/>
  </office:meta>
</office:document-meta>
</file>